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/>
    </style:style>
    <style:style style:name="P2" style:family="paragraph" style:parent-style-name="Heading_20_3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Text_20_body" style:list-style-name="L1">
      <style:paragraph-properties fo:margin-left="0in" fo:margin-right="0in" fo:text-indent="0in" style:auto-text-indent="false"/>
    </style:style>
    <style:style style:name="P5" style:family="paragraph" style:parent-style-name="Text_20_body" style:list-style-name="L2">
      <style:paragraph-properties fo:margin-left="0in" fo:margin-right="0in" fo:text-indent="0in" style:auto-text-indent="false"/>
    </style:style>
    <style:style style:name="P6" style:family="paragraph" style:parent-style-name="Text_20_body" style:list-style-name="L3">
      <style:paragraph-properties fo:margin-left="0in" fo:margin-right="0in" fo:text-indent="0in" style:auto-text-indent="false"/>
    </style:style>
    <style:style style:name="P7" style:family="paragraph" style:parent-style-name="Text_20_body" style:list-style-name="L4">
      <style:paragraph-properties fo:margin-left="0in" fo:margin-right="0in" fo:text-indent="0in" style:auto-text-indent="false"/>
    </style:style>
    <style:style style:name="P8" style:family="paragraph" style:parent-style-name="Text_20_body" style:list-style-name="L5">
      <style:paragraph-properties fo:margin-left="0in" fo:margin-right="0in" fo:text-indent="0in" style:auto-text-indent="false"/>
    </style:style>
    <style:style style:name="P9" style:family="paragraph" style:parent-style-name="Text_20_body" style:list-style-name="L6">
      <style:paragraph-properties fo:margin-left="0in" fo:margin-right="0in" fo:text-indent="0in" style:auto-text-indent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Introduction</text:span></text:p>
      <text:p text:style-name="P3">Your API is now functional, secure, and optimized. To complete your capstone, you’ll ensure data consistency and test how your system behaves across sessions. You’ll use Copilot for a final project review and prepare your work for peer submission.</text:p>
      <text:p text:style-name="P3">In this activity, you will:</text:p>
      <text:list text:style-name="L1">
        <text:list-item>
          <text:p text:style-name="P4">Implement persistent state management for critical data</text:p>
        </text:list-item>
        <text:list-item>
          <text:p text:style-name="P4">Conduct full-system tests to validate functionality</text:p>
        </text:list-item>
        <text:list-item>
          <text:p text:style-name="P4">Apply final performance and usability enhancements with Copilot</text:p>
        </text:list-item>
      </text:list>
      <text:p text:style-name="P3">This is the final activity in your capstone project. At the end, you’ll have a complete, portfolio-ready API system to submit for peer review.</text:p>
      <text:h text:style-name="P1" text:outline-level="2"><text:span text:style-name="Strong_20_Emphasis">Activity Instructions</text:span></text:h>
      <text:p text:style-name="P3"><text:span text:style-name="Strong_20_Emphasis">Step 1: Implement State Persistence</text:span></text:p>
      <text:p text:style-name="P3">Choose one of the following strategies to persist key data:</text:p>
      <text:list text:style-name="L2">
        <text:list-item>
          <text:p text:style-name="P5"><text:span text:style-name="Strong_20_Emphasis">Caching strategy:</text:span> Use <text:span text:style-name="Variable">IMemoryCache</text:span> with longer expiration and rehydration logic</text:p>
        </text:list-item>
        <text:list-item>
          <text:p text:style-name="P5"><text:span text:style-name="Strong_20_Emphasis">Database strategy:</text:span> Confirm database persistence by verifying that state survives server restarts</text:p>
        </text:list-item>
      </text:list>
      <text:p text:style-name="P3">For cart-like or temporary order data, consider storing session IDs or user tokens as part of the order model.</text:p>
      <text:p text:style-name="P3"><text:span text:style-name="Strong_20_Emphasis">Step 2: Validate Application Workflow</text:span></text:p>
      <text:p text:style-name="P3">Test the entire workflow, including:</text:p>
      <text:list text:style-name="L3">
        <text:list-item>
          <text:p text:style-name="P6">Inventory and order creation</text:p>
        </text:list-item>
        <text:list-item>
          <text:p text:style-name="P6">Authentication and access control</text:p>
        </text:list-item>
        <text:list-item>
          <text:p text:style-name="P6">API response times and caching</text:p>
        </text:list-item>
        <text:list-item>
          <text:p text:style-name="P6">Error handling for invalid input</text:p>
        </text:list-item>
        <text:list-item>
          <text:p text:style-name="P6">Secure access to role-restricted routes</text:p>
        </text:list-item>
      </text:list>
      <text:p text:style-name="P3">Use Swagger or Postman to simulate real usage.</text:p>
      <text:p text:style-name="P3"><text:span text:style-name="Strong_20_Emphasis">Step 3: Use Microsoft Copilot for Final Improvements</text:span></text:p>
      <text:p text:style-name="P3">Try prompts like:</text:p>
      <text:list text:style-name="L4">
        <text:list-item>
          <text:p text:style-name="P7">“Review this codebase for redundant logic.”</text:p>
        </text:list-item>
        <text:list-item>
          <text:p text:style-name="P7">“Suggest final performance improvements.”</text:p>
        </text:list-item>
        <text:list-item>
          <text:p text:style-name="P7">“What else should I include in a production-ready API?”</text:p>
        </text:list-item>
      </text:list>
      <text:p text:style-name="P3">Apply Copilot suggestions and verify they improve clarity, performance, or security.</text:p>
      <text:p text:style-name="P3"><text:span text:style-name="Strong_20_Emphasis">Step 4: Prepare Final Submission</text:span></text:p>
      <text:list text:style-name="L5">
        <text:list-item>
          <text:p text:style-name="P8"><text:soft-page-break/>Save all files and confirm successful project build</text:p>
        </text:list-item>
        <text:list-item>
          <text:p text:style-name="P8">Prepare a short summary of your system architecture and key decisions (used in Peer Review)</text:p>
        </text:list-item>
      </text:list>
      <text:h text:style-name="P2" text:outline-level="3"><text:span text:style-name="Strong_20_Emphasis">Submission Checklist</text:span></text:h>
      <text:list text:style-name="L6">
        <text:list-item>
          <text:p text:style-name="P9">Persistent state implementation verified</text:p>
        </text:list-item>
        <text:list-item>
          <text:p text:style-name="P9">Full workflow tested: authentication, caching, API behavior</text:p>
        </text:list-item>
        <text:list-item>
          <text:p text:style-name="P9">Code optimized using Copilot recommendations</text:p>
        </text:list-item>
        <text:list-item>
          <text:p text:style-name="P9">Redundant or unnecessary logic removed</text:p>
        </text:list-item>
        <text:list-item>
          <text:p text:style-name="P9">Final version ready for peer submission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6T08:06:33.517933682</meta:creation-date>
    <dc:date>2026-03-16T08:06:49.178535962</dc:date>
    <meta:editing-duration>PT17S</meta:editing-duration>
    <meta:editing-cycles>1</meta:editing-cycles>
    <meta:document-statistic meta:table-count="0" meta:image-count="0" meta:object-count="0" meta:page-count="2" meta:paragraph-count="36" meta:word-count="307" meta:character-count="2004" meta:non-whitespace-character-count="1753"/>
    <meta:generator>LibreOffice/24.2.7.2$Linux_X86_64 LibreOffice_project/420$Build-2</meta:generator>
  </office:meta>
</office:document-meta>
</file>